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0"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1"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2"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4"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6"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7" style:family="paragraph" style:parent-style-name="Text_20_body">
      <style:paragraph-properties fo:background-color="#3399ff">
        <style:background-image/>
      </style:paragraph-properties>
      <style:text-properties fo:language="en" fo:country="US"/>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3">
      <style:text-properties fo:language="ru" fo:country="RU"/>
    </style:style>
    <style:style style:name="P41" style:family="paragraph" style:parent-style-name="Text_20_body" style:list-style-name="L3">
      <style:text-properties fo:language="ru" fo:country="RU" fo:background-color="#ffff00"/>
    </style:style>
    <style:style style:name="P4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en" fo:country="US" fo:font-weight="normal" fo:background-color="transparent" style:font-weight-asian="normal" style:font-weight-complex="normal" loext:char-shading-value="0"/>
    </style:style>
    <style:style style:name="T50"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1"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2" style:family="text">
      <style:text-properties fo:font-weight="normal" fo:background-color="transparent" style:font-weight-asian="normal" style:font-weight-complex="normal" loext:char-shading-value="0"/>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0">3. Норф <text:line-break/><text:span text:style-name="T6">Dire Straits - What It Is https://www.youtube.com/watch?v=BvAUQsbKnLI</text:span></text:p>
      <text:p text:style-name="P37">4. З<text:span text:style-name="T3">аклинание Последнего Шанса. <text:line-break/>Farmer — Je T“Aime Melancholie - https://www.youtube.com/watch?v=i1xudU08wQ8</text:span></text:p>
      <text:p text:style-name="P36">5. <text:span text:style-name="T14">Нерадивый ученик, <text:s/><text:line-break/>Farmer – Psychiatric https://www.youtube.com/watch?v=wMZMKXKEQcg</text:span></text:p>
      <text:p text:style-name="P37"><text:span text:style-name="T8">6. </text:span><text:span text:style-name="T18">Нерадивый ученик-2</text:span><text:span text:style-name="T8"> — <text:line-break/>Mylene Farmer – Dessine-Moi Un Mouton https://www.youtube.com/watch?v=n7BImFx2N3g</text:span></text:p>
      <text:p text:style-name="P35"><text:span text:style-name="T54">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5">9. Кошмар пегасов - <text:line-break/><text:span text:style-name="T1">Mylene Farmer – Optimistique-Moi</text:span></text:p>
      <text:p text:style-name="P35"><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29"><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3"><text:span text:style-name="T54">14</text:span>. Конец времён<text:line-break/>Roxette — How Do You Do <text:s/>https://www.youtube.com/watch?v=nx2iLOvP0rM</text:p>
      <text:p text:style-name="P31">15. День сурка <text:s/><text:line-break/><text:span text:style-name="T34">Mylene Farmer — L`Ame-Stram-Gram https://www.youtube.com/watch?v=vUVjLgLTamE</text:span></text:p>
      <text:p text:style-name="P31">16. Мэйнхэттен<text:line-break/><text:span text:style-name="T36">Roxette – Crush On You https://www.youtube.com/watch?v=r9WWJE_rFNI</text:span></text:p>
      <text:p text:style-name="P31"><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31">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31"><text:a xlink:type="simple" xlink:href="https://www.youtube.com/watch?v=8OWnr-LD2sU" text:style-name="Internet_20_link" text:visited-style-name="Visited_20_Internet_20_Link"><text:span text:style-name="T38">https://www.youtube.com/watch?v=8OWnr-LD2sU</text:span></text:a></text:p>
      <text:p text:style-name="P31"><text:a xlink:type="simple" xlink:href="https://www.youtube.com/watch?v=CmELf8DJAVY" text:style-name="Internet_20_link" text:visited-style-name="Visited_20_Internet_20_Link"><text:span text:style-name="T38">https://www.youtube.com/watch?v=CmELf8DJAVY</text:span></text:a></text:p>
      <text:p text:style-name="P32">https://www.youtube.com/watch?v=zlSFmotba2I</text:p>
      <text:p text:style-name="P31">19. Понивилль. Фейс-контроль<text:line-break/><text:span text:style-name="T39">Mothley Crue – Kickstart my heart https://www.youtube.com/watch?v=CmXWkMlKFkI</text:span></text:p>
      <text:p text:style-name="P31"><text:span text:style-name="T54">20</text:span>. Великое Откровение<text:line-break/><text:span text:style-name="T23">Seal – Crazy</text:span></text:p>
      <text:p text:style-name="P31">21. Мир-дружба-жвачка<text:line-break/><text:span text:style-name="T34">Seal-Killer</text:span></text:p>
      <text:p text:style-name="P31">22. Лучший Гранд Галопин Гала в истории<text:span text:style-name="T12"><text:line-break/></text:span><text:span text:style-name="T48">Ace Enders </text:span><text:span text:style-name="T48">&amp;</text:span><text:span text:style-name="T48"> million different people – </text:span><text:span text:style-name="T48">Bittersweet symphony </text:span><text:a xlink:type="simple" xlink:href="https://www.youtube.com/watch?v=2eKSbgF9Q40" text:style-name="Internet_20_link" text:visited-style-name="Visited_20_Internet_20_Link">https://www.youtube.com/watch?v=2eKSbgF9Q40</text:a><text:span text:style-name="T48"><text:line-break/></text:span></text:p>
      <text:p text:style-name="P34">23. Летающий замок<text:line-break/><text:span text:style-name="T27">Solarsoul &amp; Lukas Termena — Memories From The Sky</text:span></text:p>
      <text:p text:style-name="P34"><text:span text:style-name="T54">24</text:span>. Навсегда. И всегда. <text:span text:style-name="T1">-<text:line-break/>Erasure – Always</text:span></text:p>
      <text:p text:style-name="P27"><text:span text:style-name="T51">25</text:span><text:span text:style-name="T50">. Осколки.<text:line-break/></text:span><text:bookmark text:name="eow-title3"/><text:span text:style-name="T39">Electric Light Orchestra - Sorrow About To Fall</text:span><text:span text:style-name="T41"> https://www.youtube.com/watch?v=71SbKaGb0qM</text:span></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line-break/><text:tab/><text:tab/><text:span text:style-name="T27">Michael Jackson — Get out of my mind</text:span></text:p>
      <text:p text:style-name="P31">27. Терра.<text:line-break/><text:tab/><text:tab/>Вторник- Michael Jackson — Leave Me Alone</text:p>
      <text:p text:style-name="P31"><text:tab/><text:tab/>Среда - Michael Jackson — <text:s/>This Time Around</text:p>
      <text:p text:style-name="P31">28. Терра</text:p>
      <text:p text:style-name="P31"><text:tab/><text:tab/>Четверг- Mike Oldfield – Tubular Bells II – Altered State</text:p>
      <text:p text:style-name="P31"><text:soft-page-break/>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1">https://www.youtube.com/watch?v=GMuuLEF0a84&amp;t=160s</text:p>
      <text:p text:style-name="P27"><text:span text:style-name="T32">31</text:span><text:span text:style-name="T31">. Эпилог. Земля.<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Synthis — Empty Skies</text:p>
      <text:p text:style-name="P13">Blusoul — Eat Dust</text:p>
      <text:p text:style-name="P18">d.notive — Talking Flight</text:p>
      <text:p text:style-name="P13">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text:soft-page-break/>Erasure – <text:span text:style-name="T14">I love to hate you</text:span></text:p>
      <text:p text:style-name="P12">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2214221801297283858" text:style-name="L1">
        <text:list-item>
          <text:p text:style-name="P38">Книги:</text:p>
        </text:list-item>
      </text:list>
      <text:list xml:id="list8970519790779936610"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2">«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2">Природа Проклятий</text:span>» - обмен</text:p>
        </text:list-item>
        <text:list-item>
          <text:p text:style-name="P39"><text:span text:style-name="T2">«Магия для Чайников»</text:span> - обмен</text:p>
        </text:list-item>
        <text:list-item>
          <text:p text:style-name="P39"><text:span text:style-name="T2">«Энциклопедия Арканум»</text:span> - обмен</text:p>
        </text:list-item>
        <text:list-item>
          <text:p text:style-name="P39"><text:soft-page-break/>«О Гейсах» - обмен</text:p>
        </text:list-item>
        <text:list-item>
          <text:p text:style-name="P39">«<text:span text:style-name="T2">Тайны Тайных Наук</text:span>» - обмен</text:p>
        </text:list-item>
        <text:list-item>
          <text:p text:style-name="P42">«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1909526182174029579" text:style-name="L3">
        <text:list-item>
          <text:p text:style-name="P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1">Селестия — переменчивая пони. В одно время не строгая, а в другое может быть такой, что страшно становится</text:p>
        </text:list-item>
        <text:list-item>
          <text:p text:style-name="P40">У Селестии были такие элементы гармонии: Магия, Доброта, Смех. У Луны — Верность, Честность, Щедрость. (ксенофазия)</text:p>
        </text:list-item>
        <text:list-item>
          <text:p text:style-name="P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0">Около 820-ти лет назад будущий маг Лайтнинг Стар поступил на обучение к наставнику Тииспоту</text:p>
        </text:list-item>
        <text:list-item>
          <text:p text:style-name="P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0">У Селестии грива и хвост развеваются и переливаются от магического шампуня</text:p>
        </text:list-item>
        <text:list-item>
          <text:p text:style-name="P40">Тело Селестии очень крепкое — может выдержать несколько тонн земли</text:p>
        </text:list-item>
        <text:list-item>
          <text:p text:style-name="P40">Дискорд намного старше принцесс, его магия сильнее ихней на голову</text:p>
        </text:list-item>
        <text:list-item>
          <text:p text:style-name="P40">Луна младше Селестии на 3 года. Сёстрам около 5000 лет. <text:span text:style-name="T2">По другим данным, Селестии около 2500 лет (Обмен).</text:span></text:p>
        </text:list-item>
        <text:list-item>
          <text:p text:style-name="P40">Принцессы начали войну с Дискордом в возрасте, когда им было около 700 лет — и продолжалась война почти сто лет</text:p>
        </text:list-item>
        <text:list-item>
          <text:p text:style-name="P40">Самый главный враг сестёр и Дискорда — скука</text:p>
        </text:list-item>
        <text:list-item>
          <text:p text:style-name="P40">В Эквестрии на одного жеребца приходится четыре - пять кобыл</text:p>
        </text:list-item>
        <text:list-item>
          <text:p text:style-name="P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0">Селестия в первые полторы тысячи лет путешествовала — и заварила несколько войн (две — с Эквестрией, в одной была против Луны)</text:p>
        </text:list-item>
        <text:list-item>
          <text:p text:style-name="P40">Настоящий цвет гривы Селестии — клубнично-розовая. Радужный цвет гривы и хвоста поддерживается магией</text:p>
        </text:list-item>
        <text:list-item>
          <text:p text:style-name="P40"><text:soft-page-break/>Кроме Дискорда, старше сестёр ещё старейшина драконов</text:p>
        </text:list-item>
        <text:list-item>
          <text:p text:style-name="P40">Кэйденс не прожила и 60-ти лет и является низкорожденной</text:p>
        </text:list-item>
        <text:list-item>
          <text:p text:style-name="P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0">Народ тихо фигел от нововведений и с ещё большим ожесточением продолжал делать по-своему</text:p>
        </text:list-item>
        <text:list-item>
          <text:p text:style-name="P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0">Когда пони женятся, они обмениваются ножными браслетами</text:p>
        </text:list-item>
        <text:list-item>
          <text:p text:style-name="P40">Светилами, кроме сестёр, могут управлять единороги (группы), Дискорд, Твайлайт и Старсвирл</text:p>
        </text:list-item>
        <text:list-item>
          <text:p text:style-name="P40">Королева Кризалис — правительница Зелёной Долины</text:p>
        </text:list-item>
        <text:list-item>
          <text:p text:style-name="P40">Мать Луны и Селестии — аликорн Лорен. Мать Дискорда — Алиса (пони-человек)</text:p>
        </text:list-item>
        <text:list-item>
          <text:p text:style-name="P40">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8-01-01T15:54:36.61</dc:date>
    <meta:editing-duration>P16DT34M48S</meta:editing-duration>
    <meta:editing-cycles>608</meta:editing-cycles>
    <meta:generator>OpenOffice/4.1.1$Win32 OpenOffice.org_project/411m6$Build-9775</meta:generator>
    <meta:document-statistic meta:table-count="0" meta:image-count="0" meta:object-count="0" meta:page-count="6" meta:paragraph-count="141" meta:word-count="1644" meta:character-count="11394"/>
    <dc:creator>макс </dc:creator>
  </office:meta>
</office:document-meta>
</file>